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default-cell-style-name="ce5"/>
        <table:table-column table:style-name="co2" table:number-columns-repeated="3" table:default-cell-style-name="ce8"/>
        <table:table-column table:style-name="co6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number-columns-repeated="6" table:default-cell-style-name="ce8"/>
        <table:table-column table:style-name="co8" table:default-cell-style-name="ce8"/>
        <table:table-column table:style-name="co2" table:number-columns-repeated="6" table:default-cell-style-name="ce8"/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2" table:number-columns-repeated="4" table:default-cell-style-name="ce8"/>
        <table:table-column table:style-name="co9" table:default-cell-style-name="ce8"/>
        <table:table-column table:style-name="co11" table:number-columns-repeated="986" table:default-cell-style-name="ce1"/>
        <table:table-row table:style-name="ro1">
          <table:table-cell office:value-type="string">
            <text:p># type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cmd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2" office:value-type="string">
            <text:p>ZZ</text:p>
          </table:table-cell>
          <table:table-cell table:style-name="ce2" office:value-type="string">
            <text:p>PBSB</text:p>
          </table:table-cell>
          <table:table-cell table:style-name="ce2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6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style-name="ce10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number-columns-repeated="986"/>
        </table:table-row>
        <table:table-row table:style-name="ro2">
          <table:table-cell office:value-type="string">
            <text:p># CI-Parameter</text:p>
          </table:table-cell>
          <table:table-cell table:style-name="ce2" table:number-columns-repeated="8"/>
          <table:table-cell table:style-name="ce4"/>
          <table:table-cell table:style-name="ce7"/>
          <table:table-cell table:style-name="ce11" table:number-columns-repeated="27"/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300</text:p>
          </table:table-cell>
          <table:table-cell office:value-type="float" office:value="4">
            <text:p>4</text:p>
          </table:table-cell>
          <table:table-cell table:style-name="ce9" office:value-type="string">
            <text:p>start1</text:p>
          </table:table-cell>
          <table:table-cell office:value-type="string">
            <text:p>1,2,3</text:p>
          </table:table-cell>
          <table:table-cell office:value-type="string">
            <text:p>dat</text:p>
          </table:table-cell>
          <table:table-cell table:style-name="ce12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string">
            <text:p>Start 1</text:p>
          </table:table-cell>
          <table:table-cell table:style-name="ce9" office:value-type="string">
            <text:p>start2</text:p>
          </table:table-cell>
          <table:table-cell office:value-type="string">
            <text:p>5,6,4</text:p>
          </table:table-cell>
          <table:table-cell office:value-type="string">
            <text:p>dat</text:p>
          </table:table-cell>
          <table:table-cell table:number-columns-repeated="3" office:value-type="string">
            <text:p>-</text:p>
          </table:table-cell>
          <table:table-cell office:value-type="string">
            <text:p>Start 2</text:p>
          </table:table-cell>
          <table:table-cell office:value-type="string">
            <text:p>end1</text:p>
          </table:table-cell>
          <table:table-cell office:value-type="string">
            <text:p>7,8,9</text:p>
          </table:table-cell>
          <table:table-cell office:value-type="string">
            <text:p>dat</text:p>
          </table:table-cell>
          <table:table-cell table:number-columns-repeated="3" office:value-type="string">
            <text:p>-</text:p>
          </table:table-cell>
          <table:table-cell office:value-type="string">
            <text:p>Ende 1</text:p>
          </table:table-cell>
          <table:table-cell office:value-type="string">
            <text:p>end2</text:p>
          </table:table-cell>
          <table:table-cell office:value-type="string">
            <text:p>11,12,10</text:p>
          </table:table-cell>
          <table:table-cell office:value-type="string">
            <text:p>dat</text:p>
          </table:table-cell>
          <table:table-cell table:number-columns-repeated="3" office:value-type="string">
            <text:p>-</text:p>
          </table:table-cell>
          <table:table-cell office:value-type="string">
            <text:p>Ende 2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string">
            <text:p>pin1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1</text:p>
          </table:table-cell>
          <table:table-cell office:value-type="string">
            <text:p>pin2</text:p>
          </table:table-cell>
          <table:table-cell table:style-name="ce12" office:value-type="string">
            <text:p>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2</text:p>
          </table:table-cell>
          <table:table-cell office:value-type="string">
            <text:p>pin3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3</text:p>
          </table:table-cell>
          <table:table-cell office:value-type="string">
            <text:p>pin4</text:p>
          </table:table-cell>
          <table:table-cell table:style-name="ce12" office:value-type="string">
            <text:p>4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4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– HK Namen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12"/>
          <table:table-cell/>
          <table:table-cell table:style-name="ce12"/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k16_name</text:p>
          </table:table-cell>
          <table:table-cell office:value-type="string">
            <text:p>Name vom HK16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office:value-type="string">
            <text:p>asc</text:p>
          </table:table-cell>
          <table:table-cell table:style-name="ce1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1,2,3</text:p>
          </table:table-cell>
          <table:table-cell office:value-type="string">
            <text:p>dat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3,2,1</text:p>
          </table:table-cell>
          <table:table-cell office:value-type="string">
            <text:p>tim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D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bcderne Heizkreispumpe (Minut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ss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4"/>
          <table:table-cell table:style-name="ce1" table:number-columns-repeated="2"/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E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Messwert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</text:p>
          </table:table-cell>
          <table:table-cell office:value-type="string">
            <text:p>Quell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F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</text:p>
          </table:table-cell>
          <table:table-cell office:value-type="string">
            <text:p>Austritts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8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6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4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5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bcd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4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D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9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A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2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1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7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3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0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bcderrupt</text:p>
          </table:table-cell>
          <table:table-cell office:value-type="string">
            <text:p>Stromunterbrechung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6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1.000</text:p>
          </table:table-cell>
          <table:table-cell office:value-type="string">
            <text:p>hh24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L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.00.0000</text:date>, <text:time style:data-style-name="N2" text:time-value="0000-00-00T22:28: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6T22:29:31</dc:date>
    <meta:editing-duration>PT4H40M29S</meta:editing-duration>
    <meta:editing-cycles>63</meta:editing-cycles>
    <meta:document-statistic meta:table-count="1" meta:cell-count="3841" meta:object-count="0"/>
  </office:meta>
</office:document-meta>
</file>